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3"/>
    <style:style style:name="ce3" style:family="table-cell" style:parent-style-name="Default" style:data-style-name="N36"/>
    <style:style style:name="co1" style:family="table-column">
      <style:table-column-properties fo:break-before="auto" style:column-width="2.11666666666667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style-name="ce1"/>
          <table:table-cell office:value-type="string" table:style-name="ce1">
            <text:p>18-&gt;100</text:p>
          </table:table-cell>
          <table:table-cell office:value-type="string" table:style-name="ce1">
            <text:p>startup 18</text:p>
          </table:table-cell>
          <table:table-cell office:value-type="string" table:style-name="ce1">
            <text:p>100-&gt;18</text:p>
          </table:table-cell>
          <table:table-cell office:value-type="string" table:style-name="ce1">
            <text:p>startup 100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Settling time</text:p>
          </table:table-cell>
          <table:table-cell office:value-type="string" table:style-name="ce1">
            <text:p>10ms</text:p>
          </table:table-cell>
          <table:table-cell office:value-type="string" table:style-name="ce1">
            <text:p>5,72ms</text:p>
          </table:table-cell>
          <table:table-cell office:value-type="string" table:style-name="ce1">
            <text:p>5,07ms</text:p>
          </table:table-cell>
          <table:table-cell office:value-type="string" table:style-name="ce1">
            <text:p>13,2m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Rising time</text:p>
          </table:table-cell>
          <table:table-cell table:style-name="ce1"/>
          <table:table-cell office:value-type="string" table:style-name="ce1">
            <text:p>1,1ms</text:p>
          </table:table-cell>
          <table:table-cell table:style-name="ce1"/>
          <table:table-cell office:value-type="string" table:style-name="ce1">
            <text:p>0,9ms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Overshoot</text:p>
          </table:table-cell>
          <table:table-cell office:value-type="percentage" office:value="0.45" table:style-name="ce2">
            <text:p>45%</text:p>
          </table:table-cell>
          <table:table-cell office:value-type="percentage" office:value="0.2" table:style-name="ce2">
            <text:p>20%</text:p>
          </table:table-cell>
          <table:table-cell office:value-type="percentage" office:value="5.7000000000000002E-2" table:style-name="ce3">
            <text:p>5,7%</text:p>
          </table:table-cell>
          <table:table-cell office:value-type="percentage" office:value="0.6" table:style-name="ce2">
            <text:p>60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Undershoot</text:p>
          </table:table-cell>
          <table:table-cell office:value-type="percentage" office:value="8.4000000000000005E-2" table:style-name="ce3">
            <text:p>8,4%</text:p>
          </table:table-cell>
          <table:table-cell office:value-type="percentage" office:value="3.5999999999999997E-2" table:style-name="ce3">
            <text:p>3,6%</text:p>
          </table:table-cell>
          <table:table-cell office:value-type="percentage" office:value="0.28000000000000003" table:style-name="ce2">
            <text:p>28%</text:p>
          </table:table-cell>
          <table:table-cell office:value-type="percentage" office:value="7.2999999999999995E-2" table:style-name="ce3">
            <text:p>7,3%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Initial value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0V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0V<text:s/>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Final value</text:p>
          </table:table-cell>
          <table:table-cell office:value-type="string" table:style-name="ce1">
            <text:p>5,4V</text:p>
          </table:table-cell>
          <table:table-cell office:value-type="string" table:style-name="ce1">
            <text:p>5V</text:p>
          </table:table-cell>
          <table:table-cell office:value-type="string" table:style-name="ce1">
            <text:p>4,62V</text:p>
          </table:table-cell>
          <table:table-cell office:value-type="string" table:style-name="ce1">
            <text:p>5V</text:p>
          </table:table-cell>
          <table:table-cell table:number-columns-repeated="16379"/>
        </table:table-row>
        <table:table-row table:style-name="ro1">
          <table:table-cell office:value-type="string" table:style-name="ce1">
            <text:p>Duty cycle</text:p>
          </table:table-cell>
          <table:table-cell office:value-type="percentage" office:value="0.35299999999999998" table:style-name="ce3">
            <text:p>35,3%</text:p>
          </table:table-cell>
          <table:table-cell office:value-type="percentage" office:value="0.35299999999999998" table:style-name="ce3">
            <text:p>35,3%</text:p>
          </table:table-cell>
          <table:table-cell office:value-type="percentage" office:value="0.32700000000000001" table:style-name="ce3">
            <text:p>32,7%</text:p>
          </table:table-cell>
          <table:table-cell office:value-type="percentage" office:value="0.32700000000000001" table:style-name="ce3">
            <text:p>32,7%</text:p>
          </table:table-cell>
          <table:table-cell table:number-columns-repeated="16379"/>
        </table:table-row>
        <table:table-row table:number-rows-repeated="1048568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percentage-style style:name="N36">
      <number:number number:decimal-places="1" number:min-integer-digits="1"/>
      <number:text>%</number:text>
    </number:percentag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929</meta:generator>
    <meta:initial-creator>Martin SPECQ</meta:initial-creator>
    <dc:creator>Martin SPECQ</dc:creator>
    <meta:creation-date>2020-05-20T18:04:17Z</meta:creation-date>
    <dc:date>2020-05-20T18:16:51Z</dc:date>
  </office:meta>
</office:document-meta>
</file>